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8/2021<text:bookmark-end text:name="Text14"/></text:p>
            <text:p text:style-name="Normální">KVOP-23284/2021<text:bookmark-end text:name="Text2"/></text:p>
            <text:p text:style-name="Normální"><text:bookmark-start text:name="Text3"/>28. 05. 2021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poskytnutí informace podle zákona č. 106/1999<text:s/>Sb., o svobodném přístupu k informacím, ve znění pozdějších předpisů</text:h>
      <text:h text:style-name="Nadpis1" text:outline-level="1"/>
      <text:p text:style-name="Základnítext">Vážený pane P.,</text:p>
      <text:p text:style-name="Základnítext">dne 25. května 2021 obdržela Kancelář veřejného ochránce práv Vaši žádost podle zákona č. 106/1999 Sb., o svobodném přístupu k informacím, ve znění pozdějších předpisů, ve které požadujete zaslání Sborníku stanovisek veřejného ochránce práv – Vězeňství II.</text:p>
      <text:p text:style-name="Základnítext">Uvedený sborník stanovisek zasílám přílohou tohoto sdělení.</text:p>
      <text:p text:style-name="Základnítext">S pozdravem</text:p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Příloha</text:p>
      <text:p text:style-name="Normální">Sborník<text:s/>stanovisek veřejného ochránce práv – Vězeňství II.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3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F52K*</text:span></text:p>
        <text:p text:style-name="P12"><text:span text:style-name="T13">KVOPX00BF52K</text:span>KVOPX00BF52K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02T11:47:00Z</meta:creation-date>
    <dc:date>2021-07-19T12:27:00Z</dc:date>
    <meta:print-date>2016-06-27T07:08:00Z</meta:print-date>
    <meta:template xlink:href="KVOP_dopis%20vedoucího" xlink:type="simple"/>
    <meta:editing-cycles>5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7" meta:character-count="742" meta:row-count="5" meta:non-whitespace-character-count="636"/>
  </office:meta>
</office:document-meta>
</file>